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12a" officeooo:paragraph-rsid="0013412a"/>
    </style:style>
    <style:style style:name="P2" style:family="paragraph" style:parent-style-name="Standard">
      <style:text-properties officeooo:rsid="00144e80" officeooo:paragraph-rsid="00144e80"/>
    </style:style>
    <style:style style:name="P3" style:family="paragraph" style:parent-style-name="Standard">
      <style:text-properties officeooo:rsid="00157362" officeooo:paragraph-rsid="00157362"/>
    </style:style>
    <style:style style:name="P4" style:family="paragraph" style:parent-style-name="Standard">
      <style:text-properties officeooo:rsid="0016b5ea" officeooo:paragraph-rsid="0016b5ea"/>
    </style:style>
    <style:style style:name="P5" style:family="paragraph" style:parent-style-name="Standard">
      <style:text-properties officeooo:rsid="0019584d" officeooo:paragraph-rsid="0019584d"/>
    </style:style>
    <style:style style:name="T1" style:family="text">
      <style:text-properties officeooo:rsid="001194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4. </text:span>select count(Authorid)from Book group by Authorid;</text:p>
      <text:p text:style-name="Standard">+-----------------+</text:p>
      <text:p text:style-name="Standard">| count(Authorid) |</text:p>
      <text:p text:style-name="Standard">+-----------------+</text:p>
      <text:p text:style-name="Standard">| <text:s text:c="14"/>1 |</text:p>
      <text:p text:style-name="Standard">| <text:s text:c="14"/>1 |</text:p>
      <text:p text:style-name="Standard">| <text:s text:c="14"/>1 |</text:p>
      <text:p text:style-name="Standard">| <text:s text:c="14"/>1 |</text:p>
      <text:p text:style-name="Standard">| <text:s text:c="14"/>1 |</text:p>
      <text:p text:style-name="Standard">+-----------------+</text:p>
      <text:p text:style-name="Standard">5 rows in set (0.01 sec)</text:p>
      <text:p text:style-name="P1"/>
      <text:p text:style-name="P1"/>
      <text:p text:style-name="P1">or</text:p>
      <text:p text:style-name="P1"/>
      <text:p text:style-name="P1">select Author.authorname,count(*)from Author,Book where Author.Authorid=Book.Authorid group by Author.Authorid;</text:p>
      <text:p text:style-name="P1">+-------------------+----------+</text:p>
      <text:p text:style-name="P1">| authorname <text:s text:c="7"/>| count(*) |</text:p>
      <text:p text:style-name="P1">+-------------------+----------+</text:p>
      <text:p text:style-name="P1">| Ramez Elmasri <text:s text:c="4"/>| <text:s text:c="7"/>1 |</text:p>
      <text:p text:style-name="P1">| Baidyanath Mishra | <text:s text:c="7"/>1 |</text:p>
      <text:p text:style-name="P1">| Ellis Horowitz <text:s text:c="3"/>| <text:s text:c="7"/>1 |</text:p>
      <text:p text:style-name="P1">| Yunus <text:s text:c="12"/>| <text:s text:c="7"/>1 |</text:p>
      <text:p text:style-name="P1">| Deepak Kehamani <text:s text:c="2"/>| <text:s text:c="7"/>1 |</text:p>
      <text:p text:style-name="P1">+-------------------+----------+</text:p>
      <text:p text:style-name="P1">5 rows in set (0.01 sec)</text:p>
      <text:p text:style-name="P1"/>
      <text:p text:style-name="P1"/>
      <text:p text:style-name="P2">5. select Student.* from Student,Borrow where Student.USN=Borrow.USN group by Borrow.USN having count(Borrow.USN)&gt;1;</text:p>
      <text:p text:style-name="P2">+------------+---------+---------+----------+-----+</text:p>
      <text:p text:style-name="P2">| USN <text:s text:c="7"/>| name <text:s text:c="3"/>| Address | Branchid | sem |</text:p>
      <text:p text:style-name="P2">+------------+---------+---------+----------+-----+</text:p>
      <text:p text:style-name="P2">| 4VP21MC045 | Shruthi | Puttur <text:s/>| b2 <text:s text:c="6"/>| 2 <text:s text:c="2"/>|</text:p>
      <text:p text:style-name="P2">+------------+---------+---------+----------+-----+</text:p>
      <text:p text:style-name="P2">1 row in set (0.00 sec)</text:p>
      <text:p text:style-name="P2"/>
      <text:p text:style-name="P3">6)select * from Student where exists(select Borrow.USN from Borrow, Book where Borrow.Bookid=Book.Bookid and Borrow.USN=Student.USN group by USN</text:p>
      <text:p text:style-name="P3">having count(distinct Authorid)&gt;1);</text:p>
      <text:p text:style-name="P3">+------------+---------+---------+----------+-----+</text:p>
      <text:p text:style-name="P3">| USN <text:s text:c="7"/>| name <text:s text:c="3"/>| Address | Branchid | sem |</text:p>
      <text:p text:style-name="P3">+------------+---------+---------+----------+-----+</text:p>
      <text:p text:style-name="P3">| 4VP21MC033 | Rashmi <text:s/>| Puttur <text:s/>| b1 <text:s text:c="6"/>| 2 <text:s text:c="2"/>|</text:p>
      <text:p text:style-name="P3">| 4VP21MC045 | Shruthi | Puttur <text:s/>| b2 <text:s text:c="6"/>| 2 <text:s text:c="2"/>|</text:p>
      <text:p text:style-name="P3">+------------+---------+---------+----------+-----+</text:p>
      <text:p text:style-name="P3">2 rows in set (0.00 sec)</text:p>
      <text:p text:style-name="P3"/>
      <text:p text:style-name="P3"/>
      <text:p text:style-name="P3"/>
      <text:p text:style-name="P3"/>
      <text:p text:style-name="P4"><text:soft-page-break/>2. <text:s/>create table Student(USN varchar(20) Primary key not null,Name varchar(20) not null,DOB date not null,Branch varchar(20)not null,M1 int(3),M2 int(3),M3 int(3),Total int(3),GPA decimal(3,2));</text:p>
      <text:p text:style-name="P4">Query OK, 0 rows affected, 4 warnings (0.03 sec)</text:p>
      <text:p text:style-name="P4"/>
      <text:p text:style-name="P4">mysql&gt; desc Student;</text:p>
      <text:p text:style-name="P4">+--------+--------------+------+-----+---------+-------+</text:p>
      <text:p text:style-name="P4">| Field <text:s/>| Type <text:s text:c="8"/>| Null | Key | Default | Extra |</text:p>
      <text:p text:style-name="P4">+--------+--------------+------+-----+---------+-------+</text:p>
      <text:p text:style-name="P4">| USN <text:s text:c="3"/>| varchar(20) <text:s/>| NO <text:s text:c="2"/>| PRI | NULL <text:s text:c="3"/>| <text:s text:c="6"/>|</text:p>
      <text:p text:style-name="P4">| Name <text:s text:c="2"/>| varchar(20) <text:s/>| NO <text:s text:c="2"/>| <text:s text:c="4"/>| NULL <text:s text:c="3"/>| <text:s text:c="6"/>|</text:p>
      <text:p text:style-name="P4">| DOB <text:s text:c="3"/>| date <text:s text:c="8"/>| NO <text:s text:c="2"/>| <text:s text:c="4"/>| NULL <text:s text:c="3"/>| <text:s text:c="6"/>|</text:p>
      <text:p text:style-name="P4">| Branch | varchar(20) <text:s/>| NO <text:s text:c="2"/>| <text:s text:c="4"/>| NULL <text:s text:c="3"/>| <text:s text:c="6"/>|</text:p>
      <text:p text:style-name="P4">| M1 <text:s text:c="4"/>| int <text:s text:c="9"/>| YES <text:s/>| <text:s text:c="4"/>| NULL <text:s text:c="3"/>| <text:s text:c="6"/>|</text:p>
      <text:p text:style-name="P4">| M2 <text:s text:c="4"/>| int <text:s text:c="9"/>| YES <text:s/>| <text:s text:c="4"/>| NULL <text:s text:c="3"/>| <text:s text:c="6"/>|</text:p>
      <text:p text:style-name="P4">| M3 <text:s text:c="4"/>| int <text:s text:c="9"/>| YES <text:s/>| <text:s text:c="4"/>| NULL <text:s text:c="3"/>| <text:s text:c="6"/>|</text:p>
      <text:p text:style-name="P4">| Total <text:s/>| int <text:s text:c="9"/>| YES <text:s/>| <text:s text:c="4"/>| NULL <text:s text:c="3"/>| <text:s text:c="6"/>|</text:p>
      <text:p text:style-name="P4">| GPA <text:s text:c="3"/>| decimal(3,2) | YES <text:s/>| <text:s text:c="4"/>| NULL <text:s text:c="3"/>| <text:s text:c="6"/>|</text:p>
      <text:p text:style-name="P4">+--------+--------------+------+-----+---------+-------+</text:p>
      <text:p text:style-name="P4">9 rows in set (0.00 sec)</text:p>
      <text:p text:style-name="P4"/>
      <text:p text:style-name="P4">insert into Student(USN,Name,DOB,Branch) values("4VP21MC041","Shruthi","2001-02-01","MCA");</text:p>
      <text:p text:style-name="P4"><text:s/>select * from Student;</text:p>
      <text:p text:style-name="P4">+------------+-------------+------------+--------+------+------+------+-------+------+</text:p>
      <text:p text:style-name="P4">| USN <text:s text:c="7"/>| Name <text:s text:c="7"/>| DOB <text:s text:c="7"/>| Branch | M1 <text:s text:c="2"/>| M2 <text:s text:c="2"/>| M3 <text:s text:c="2"/>| Total | GPA <text:s/>|</text:p>
      <text:p text:style-name="P4">+------------+-------------+------------+--------+------+------+------+-------+------+</text:p>
      <text:p text:style-name="P4">| 4VP21MC040 | Sandhya <text:s text:c="4"/>| 2000-02-01 | MBA <text:s text:c="3"/>| NULL | NULL | NULL | <text:s/>NULL | NULL |</text:p>
      <text:p text:style-name="P4">| 4VP21MC041 | Shruthi <text:s text:c="4"/>| 2001-02-01 | MCA <text:s text:c="3"/>| NULL | NULL | NULL | <text:s/>NULL | NULL |</text:p>
      <text:p text:style-name="P4">| 4VP21MC042 | Rashmi <text:s text:c="5"/>| 2002-02-01 | CIVIL <text:s/>| NULL | NULL | NULL | <text:s/>NULL | NULL |</text:p>
      <text:p text:style-name="P4">| 4VP21MC043 | Geethanjali | 2003-02-01 | CS <text:s text:c="4"/>| NULL | NULL | NULL | <text:s/>NULL | NULL |</text:p>
      <text:p text:style-name="P4">| 4VP21MC044 | Puneethraj <text:s/>| 2004-02-01 | Mech <text:s text:c="2"/>| NULL | NULL | NULL | <text:s/>NULL | NULL |</text:p>
      <text:p text:style-name="P4">+------------+-------------+------------+--------+------+------+------+-------+------+</text:p>
      <text:p text:style-name="P4">5 rows in set (0.00 sec)</text:p>
      <text:p text:style-name="P4"/>
      <text:p text:style-name="P4"/>
      <text:p text:style-name="P5"><text:s/>select name from Student where year(DOB)=2000;</text:p>
      <text:p text:style-name="P5">+---------+</text:p>
      <text:p text:style-name="P5">| name <text:s text:c="3"/>|</text:p>
      <text:p text:style-name="P5">+---------+</text:p>
      <text:p text:style-name="P5">| Sandhya |</text:p>
      <text:p text:style-name="P5">+---------+</text:p>
      <text:p text:style-name="P5">1 row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4:17:40.234314728</meta:creation-date>
    <dc:date>2022-08-02T16:43:00.133210926</dc:date>
    <meta:editing-duration>PT14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75" meta:word-count="586" meta:character-count="3627" meta:non-whitespace-character-count="2750"/>
  </office:meta>
</office:document-meta>
</file>